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2.833cm" style:rel-column-width="10922*"/>
    </style:style>
    <style:style style:name="Tabelle1.F" style:family="table-column">
      <style:table-column-properties style:column-width="2.835cm" style:rel-column-width="1092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F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n" fo:country="GB" officeooo:rsid="000b80e2" officeooo:paragraph-rsid="000b80e2" style:font-size-asian="10.5pt"/>
    </style:style>
    <style:style style:name="P2" style:family="paragraph" style:parent-style-name="Standard">
      <style:paragraph-properties fo:text-align="start" style:justify-single-word="false"/>
      <style:text-properties fo:language="en" fo:country="GB" officeooo:rsid="000b80e2" officeooo:paragraph-rsid="00135594" style:font-size-asian="10.5pt"/>
    </style:style>
    <style:style style:name="P3" style:family="paragraph" style:parent-style-name="Standard">
      <style:paragraph-properties fo:text-align="start" style:justify-single-word="false"/>
      <style:text-properties fo:language="en" fo:country="GB" officeooo:rsid="0026e3e4" officeooo:paragraph-rsid="0026e3e4" style:font-size-asian="10.5pt"/>
    </style:style>
    <style:style style:name="P4" style:family="paragraph" style:parent-style-name="Standard">
      <style:paragraph-properties fo:text-align="start" style:justify-single-word="false"/>
      <style:text-properties officeooo:rsid="00398770" officeooo:paragraph-rsid="00398770"/>
    </style:style>
    <style:style style:name="P5" style:family="paragraph" style:parent-style-name="Table_20_Contents">
      <style:paragraph-properties fo:text-align="center" style:justify-single-word="false"/>
    </style:style>
    <style:style style:name="P6" style:family="paragraph" style:parent-style-name="Table_20_Contents">
      <style:paragraph-properties fo:text-align="center" style:justify-single-word="false"/>
      <style:text-properties fo:font-weight="bold" officeooo:rsid="0033f9ec" officeooo:paragraph-rsid="0033f9ec" style:font-weight-asian="bold" style:font-weight-complex="bold"/>
    </style:style>
    <style:style style:name="P7" style:family="paragraph" style:parent-style-name="Table_20_Contents">
      <style:paragraph-properties fo:text-align="center" style:justify-single-word="false"/>
      <style:text-properties officeooo:rsid="00351504" officeooo:paragraph-rsid="00351504"/>
    </style:style>
    <style:style style:name="P8" style:family="paragraph" style:parent-style-name="Table_20_Contents">
      <style:paragraph-properties fo:text-align="center" style:justify-single-word="false"/>
      <style:text-properties officeooo:rsid="00367a38" officeooo:paragraph-rsid="00367a38"/>
    </style:style>
    <style:style style:name="P9" style:family="paragraph" style:parent-style-name="Table_20_Contents">
      <style:paragraph-properties fo:text-align="center" style:justify-single-word="false"/>
      <style:text-properties officeooo:rsid="0036fe19" officeooo:paragraph-rsid="0036fe19"/>
    </style:style>
    <style:style style:name="P10" style:family="paragraph" style:parent-style-name="Standard" style:list-style-name="L1">
      <style:paragraph-properties fo:text-align="start" style:justify-single-word="false"/>
      <style:text-properties fo:language="en" fo:country="GB" officeooo:rsid="001bd889" officeooo:paragraph-rsid="001bd889" style:font-size-asian="10.5pt"/>
    </style:style>
    <style:style style:name="P11" style:family="paragraph" style:parent-style-name="Standard" style:list-style-name="L1">
      <style:paragraph-properties fo:text-align="start" style:justify-single-word="false"/>
      <style:text-properties fo:language="en" fo:country="GB" officeooo:rsid="0023bcdf" officeooo:paragraph-rsid="0023bcdf" style:font-size-asian="10.5pt"/>
    </style:style>
    <style:style style:name="P12" style:family="paragraph" style:parent-style-name="Standard" style:list-style-name="L1">
      <style:paragraph-properties fo:text-align="start" style:justify-single-word="false"/>
      <style:text-properties fo:language="en" fo:country="GB" officeooo:rsid="0026e3e4" officeooo:paragraph-rsid="0026e3e4" style:font-size-asian="10.5pt"/>
    </style:style>
    <style:style style:name="P13" style:family="paragraph" style:parent-style-name="Standard">
      <style:paragraph-properties fo:text-align="start" style:justify-single-word="false"/>
      <style:text-properties fo:language="en" fo:country="GB" officeooo:rsid="00321568" officeooo:paragraph-rsid="00279680" style:font-size-asian="10.5pt"/>
    </style:style>
    <style:style style:name="P14" style:family="paragraph" style:parent-style-name="Standard" style:list-style-name="L1">
      <style:paragraph-properties fo:text-align="start" style:justify-single-word="false"/>
      <style:text-properties fo:language="en" fo:country="GB" officeooo:rsid="00321568" officeooo:paragraph-rsid="00279680" style:font-size-asian="10.5pt"/>
    </style:style>
    <style:style style:name="P15" style:family="paragraph" style:parent-style-name="Standard" style:list-style-name="L1">
      <style:paragraph-properties fo:text-align="start" style:justify-single-word="false"/>
      <style:text-properties fo:language="en" fo:country="GB" officeooo:rsid="0039f8b4" officeooo:paragraph-rsid="0039f8b4" style:font-size-asian="10.5pt"/>
    </style:style>
    <style:style style:name="P16" style:family="paragraph" style:parent-style-name="Standard" style:list-style-name="L1">
      <style:paragraph-properties fo:text-align="start" style:justify-single-word="false"/>
      <style:text-properties fo:language="en" fo:country="GB" officeooo:rsid="003ac932" officeooo:paragraph-rsid="003ac932" style:font-size-asian="10.5pt"/>
    </style:style>
    <style:style style:name="P17" style:family="paragraph" style:parent-style-name="Standard" style:list-style-name="L1">
      <style:paragraph-properties fo:text-align="start" style:justify-single-word="false"/>
      <style:text-properties fo:language="en" fo:country="GB" officeooo:rsid="003b6e3c" officeooo:paragraph-rsid="003b6e3c" style:font-size-asian="10.5pt"/>
    </style:style>
    <style:style style:name="P18" style:family="paragraph" style:parent-style-name="Standard" style:list-style-name="L1">
      <style:paragraph-properties fo:text-align="start" style:justify-single-word="false"/>
      <style:text-properties fo:language="en" fo:country="GB" officeooo:rsid="003b878e" officeooo:paragraph-rsid="0048cf8d" style:font-size-asian="10.5pt"/>
    </style:style>
    <style:style style:name="P19" style:family="paragraph" style:parent-style-name="Standard" style:list-style-name="L1">
      <style:paragraph-properties fo:text-align="start" style:justify-single-word="false"/>
      <style:text-properties fo:language="en" fo:country="GB" officeooo:rsid="005720bc" officeooo:paragraph-rsid="005720bc" style:font-size-asian="10.5pt"/>
    </style:style>
    <style:style style:name="P20" style:family="paragraph" style:parent-style-name="Standard" style:list-style-name="L1">
      <style:paragraph-properties fo:text-align="start" style:justify-single-word="false"/>
      <style:text-properties fo:language="en" fo:country="GB" officeooo:rsid="005fbbb4" officeooo:paragraph-rsid="005fbbb4" style:font-size-asian="10.5pt"/>
    </style:style>
    <style:style style:name="P21" style:family="paragraph" style:parent-style-name="Standard" style:list-style-name="L1">
      <style:paragraph-properties fo:text-align="start" style:justify-single-word="false"/>
      <style:text-properties fo:language="en" fo:country="GB" officeooo:rsid="005fbbb4" officeooo:paragraph-rsid="00638cbc" style:font-size-asian="10.5pt"/>
    </style:style>
    <style:style style:name="P22" style:family="paragraph" style:parent-style-name="Standard" style:list-style-name="L1">
      <style:paragraph-properties fo:text-align="start" style:justify-single-word="false"/>
      <style:text-properties fo:language="en" fo:country="GB" officeooo:rsid="006ba70e" officeooo:paragraph-rsid="007bf9a6" style:font-size-asian="10.5pt"/>
    </style:style>
    <style:style style:name="P23" style:family="paragraph" style:parent-style-name="Standard" style:list-style-name="L1">
      <style:paragraph-properties fo:text-align="start" style:justify-single-word="false"/>
      <style:text-properties fo:language="en" fo:country="GB" officeooo:rsid="00826a5b" officeooo:paragraph-rsid="00826a5b" style:font-size-asian="10.5pt"/>
    </style:style>
    <style:style style:name="P24" style:family="paragraph" style:parent-style-name="Standard" style:list-style-name="L1">
      <style:paragraph-properties fo:text-align="start" style:justify-single-word="false"/>
      <style:text-properties fo:language="en" fo:country="GB" officeooo:rsid="009aa78d" officeooo:paragraph-rsid="009aa78d" style:font-size-asian="10.5pt"/>
    </style:style>
    <style:style style:name="P25" style:family="paragraph" style:parent-style-name="Standard" style:list-style-name="L1">
      <style:paragraph-properties fo:text-align="start" style:justify-single-word="false"/>
      <style:text-properties fo:language="en" fo:country="GB" officeooo:rsid="009b1b1d" officeooo:paragraph-rsid="00a03cca" style:font-size-asian="10.5pt"/>
    </style:style>
    <style:style style:name="P26" style:family="paragraph" style:parent-style-name="Standard" style:list-style-name="L1">
      <style:paragraph-properties fo:text-align="start" style:justify-single-word="false"/>
      <style:text-properties fo:language="en" fo:country="GB" officeooo:rsid="00b8b89b" officeooo:paragraph-rsid="00b8b89b" style:font-size-asian="10.5pt"/>
    </style:style>
    <style:style style:name="P27" style:family="paragraph" style:parent-style-name="Standard" style:list-style-name="L1">
      <style:paragraph-properties fo:text-align="start" style:justify-single-word="false"/>
      <style:text-properties fo:language="en" fo:country="GB" officeooo:rsid="00b97353" officeooo:paragraph-rsid="00b97353" style:font-size-asian="10.5pt"/>
    </style:style>
    <style:style style:name="P28" style:family="paragraph" style:parent-style-name="Standard" style:list-style-name="L1">
      <style:paragraph-properties fo:text-align="start" style:justify-single-word="false"/>
      <style:text-properties fo:language="en" fo:country="GB" officeooo:rsid="00ba7eaf" officeooo:paragraph-rsid="00ba7eaf" style:font-size-asian="10.5pt"/>
    </style:style>
    <style:style style:name="P29" style:family="paragraph" style:parent-style-name="Standard" style:list-style-name="L1">
      <style:paragraph-properties fo:text-align="start" style:justify-single-word="false"/>
      <style:text-properties officeooo:rsid="00279680" officeooo:paragraph-rsid="00279680"/>
    </style:style>
    <style:style style:name="P30" style:family="paragraph" style:parent-style-name="Standard" style:list-style-name="L1">
      <style:paragraph-properties fo:text-align="start" style:justify-single-word="false"/>
      <style:text-properties fo:color="#ce181e" fo:language="en" fo:country="GB" officeooo:rsid="00aced37" officeooo:paragraph-rsid="00af1a56" style:font-size-asian="10.5pt"/>
    </style:style>
    <style:style style:name="P31" style:family="paragraph" style:parent-style-name="Standard" style:list-style-name="L1">
      <style:paragraph-properties fo:text-align="start" style:justify-single-word="false"/>
      <style:text-properties fo:color="#000000" fo:language="en" fo:country="GB" officeooo:rsid="00aced37" officeooo:paragraph-rsid="00af1a56" style:font-size-asian="10.5pt"/>
    </style:style>
    <style:style style:name="P32" style:family="paragraph" style:parent-style-name="Standard" style:list-style-name="L1">
      <style:paragraph-properties fo:text-align="start" style:justify-single-word="false"/>
      <style:text-properties fo:color="#000000" fo:language="en" fo:country="GB" officeooo:rsid="00b493e2" officeooo:paragraph-rsid="00b493e2" style:font-size-asian="10.5pt"/>
    </style:style>
    <style:style style:name="T1" style:family="text">
      <style:text-properties officeooo:rsid="000f57c2"/>
    </style:style>
    <style:style style:name="T2" style:family="text">
      <style:text-properties officeooo:rsid="0010b776"/>
    </style:style>
    <style:style style:name="T3" style:family="text">
      <style:text-properties officeooo:rsid="0012433c"/>
    </style:style>
    <style:style style:name="T4" style:family="text">
      <style:text-properties officeooo:rsid="001c44c4"/>
    </style:style>
    <style:style style:name="T5" style:family="text">
      <style:text-properties officeooo:rsid="001cc319"/>
    </style:style>
    <style:style style:name="T6" style:family="text">
      <style:text-properties officeooo:rsid="0020c6fb"/>
    </style:style>
    <style:style style:name="T7" style:family="text">
      <style:text-properties officeooo:rsid="0020f52d"/>
    </style:style>
    <style:style style:name="T8" style:family="text">
      <style:text-properties officeooo:rsid="0023bcdf"/>
    </style:style>
    <style:style style:name="T9" style:family="text">
      <style:text-properties fo:language="en" fo:country="GB" style:font-size-asian="10.5pt"/>
    </style:style>
    <style:style style:name="T10" style:family="text">
      <style:text-properties fo:language="en" fo:country="GB" officeooo:rsid="0027ed74" style:font-size-asian="10.5pt"/>
    </style:style>
    <style:style style:name="T11" style:family="text">
      <style:text-properties fo:language="en" fo:country="GB" officeooo:rsid="00298db8" style:font-size-asian="10.5pt"/>
    </style:style>
    <style:style style:name="T12" style:family="text">
      <style:text-properties fo:language="en" fo:country="GB" officeooo:rsid="002dd65c" style:font-size-asian="10.5pt"/>
    </style:style>
    <style:style style:name="T13" style:family="text">
      <style:text-properties fo:language="en" fo:country="GB" officeooo:rsid="002fa62e" style:font-size-asian="10.5pt"/>
    </style:style>
    <style:style style:name="T14" style:family="text">
      <style:text-properties fo:language="en" fo:country="GB" officeooo:rsid="00321568" style:font-size-asian="10.5pt"/>
    </style:style>
    <style:style style:name="T15" style:family="text">
      <style:text-properties officeooo:rsid="00367a38"/>
    </style:style>
    <style:style style:name="T16" style:family="text">
      <style:text-properties officeooo:rsid="0036fe19"/>
    </style:style>
    <style:style style:name="T17" style:family="text">
      <style:text-properties officeooo:rsid="0057b8e2"/>
    </style:style>
    <style:style style:name="T18" style:family="text">
      <style:text-properties officeooo:rsid="0060b68b"/>
    </style:style>
    <style:style style:name="T19" style:family="text">
      <style:text-properties officeooo:rsid="00638cbc"/>
    </style:style>
    <style:style style:name="T20" style:family="text">
      <style:text-properties officeooo:rsid="0069c10c"/>
    </style:style>
    <style:style style:name="T21" style:family="text">
      <style:text-properties officeooo:rsid="006e7485"/>
    </style:style>
    <style:style style:name="T22" style:family="text">
      <style:text-properties officeooo:rsid="007025de"/>
    </style:style>
    <style:style style:name="T23" style:family="text">
      <style:text-properties officeooo:rsid="008454e1"/>
    </style:style>
    <style:style style:name="T24" style:family="text">
      <style:text-properties officeooo:rsid="00876ae0"/>
    </style:style>
    <style:style style:name="T25" style:family="text">
      <style:text-properties officeooo:rsid="00a03cca"/>
    </style:style>
    <style:style style:name="T26" style:family="text">
      <style:text-properties fo:color="#ed1c24"/>
    </style:style>
    <style:style style:name="T27" style:family="text">
      <style:text-properties officeooo:rsid="00b3bd83"/>
    </style:style>
    <style:style style:name="T28" style:family="text">
      <style:text-properties officeooo:rsid="00bb82b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4.702 Machine Learning 2019SS</text:p>
      <text:p text:style-name="P1">Assignment 1: Classification Experiments</text:p>
      <text:p text:style-name="P1">Aleksandra Radecka (e11847505)</text:p>
      <text:p text:style-name="P1">Niklas Speckle (e1515258)</text:p>
      <text:p text:style-name="P1">Nazika Moeininia (e1535524)</text:p>
      <text:p text:style-name="P1"/>
      <text:p text:style-name="P2">The following report summarizes <text:span text:style-name="T3">the </text:span>results of machine learning experiments on classification. Three different types <text:span text:style-name="T1">of</text:span> algorithms were tested on four different datasets (4x3) to get to know the nature of the classifiers. <text:span text:style-name="T2">The aim was to analyse algorithms with different underlying mathematical fundamentals. Therefore Naive Byes, K-Nearest-Neighbours and Random Forest was choosen. The experiments delivered insights on how the algorithms work and perform on different datasets. Also the impact of different parameter settings and preprocessing steps was inverstigated.</text:span></text:p>
      <text:p text:style-name="P2"/>
      <text:list xml:id="list2557384879" text:style-name="L1">
        <text:list-item>
          <text:p text:style-name="P10">Data Description</text:p>
          <text:p text:style-name="P10"/>
          <text:list>
            <text:list-item>
              <text:p text:style-name="P10">Drugs Dataset</text:p>
              <text:p text:style-name="P10">This <text:span text:style-name="T8">datas</text:span>et contains information about the frequency of drug use depending on different demographic and psychological attributes. It contains 1885 observations on 32 variables, wehereas one is the ID and 19 can be considered as target variables as they contain information on the frequencey of drug use on different kind of drugs. We decided to only work on one specific drug (cannabis). Therefore the dataset consists of 12 features. The features are numerical and categorical. The target variable has seven different values (never used the drug - used it yesterday), therefore it can be considered as a multiple class problem. The target variable is inequally distributed as most people eather never consumed cannabis or used it wihtin the last day (both &gt; 20%). Inbetween the values vary about 10%. Most people are and come form UK or USA and are <text:span text:style-name="T4">rather</text:span> young (&lt; 25 years). Almost all participants have a degree, indicating that the study was conducted at <text:span text:style-name="T5">an </text:span>university. The psychological attributes are approximately normally distributed. There are only few outliers <text:span text:style-name="T6">and does not contain any missing values. B</text:span>eside that there are no peculiarities. <text:span text:style-name="T7">A detailed description of the dateset can be found in Assignment 0.</text:span></text:p>
            </text:list-item>
            <text:list-item>
              <text:p text:style-name="P11">Cancer Dataset</text:p>
              <text:p text:style-name="P11">This Data Set contains information about different properties of breast cancer and if a recurrence event occured or not. It contains 285 observations on 32 variables, wehereas one is the ID and one is the target variable "class". Therefore the dataset consists of 30 features. All features are floating point values and the target variable has two different values, therefore it can be considered as binary classification.<text:line-break/>The target variable is slightly inequally distributed as the proportion for B is about 66%. Generally all features have similar distribution patterns with several outliers to the top. There are only very few values which are extreme outliers beside that there are no peculiarities.</text:p>
            </text:list-item>
            <text:list-item>
              <text:p text:style-name="P12">Kick Dataset</text:p>
            </text:list-item>
            <text:list-item>
              <text:p text:style-name="P12">Amazon Dataset</text:p>
              <text:p text:style-name="P12"/>
            </text:list-item>
          </text:list>
          <text:p text:style-name="P29"><text:span text:style-name="T9">The decision to work on these datasets </text:span><text:span text:style-name="T12">(Drugs Dataset and Kick Dataset)</text:span><text:span text:style-name="T9"> was based on their </text:span><text:span text:style-name="T10">variety</text:span><text:span text:style-name="T9"> </text:span><text:span text:style-name="T11">of</text:span><text:span text:style-name="T9"> characteristics. </text:span><text:span text:style-name="T12">They differ in the number of samples, features, target classes and in presence of missing values. </text:span><text:span text:style-name="T13">Therefore they fit perfectly to analyse the performance of different algorithms. </text:span><text:span text:style-name="T14">The different characteristics of the datasets are summarized in Tab. 1.</text:span></text:p>
        </text:list-item>
      </text:list>
      <text:p text:style-name="P13"/>
      <text:p text:style-name="P13"/>
      <text:p text:style-name="P13"/>
      <text:p text:style-name="P13"/>
      <text:p text:style-name="P13"/>
      <text:p text:style-name="P13"><text:soft-page-break/></text:p>
      <text:p text:style-name="P4"><text:span text:style-name="T14">T</text:span><text:span text:style-name="T9">ab. 1.</text:span></text:p>
      <table:table table:name="Tabelle1" table:style-name="Tabelle1">
        <table:table-column table:style-name="Tabelle1.A" table:number-columns-repeated="5"/>
        <table:table-column table:style-name="Tabelle1.F"/>
        <table:table-row>
          <table:table-cell table:style-name="Tabelle1.A1" table:number-columns-spanned="6" office:value-type="string">
            <text:p text:style-name="P6">Dataset characteristics</text:p>
          </table:table-cell>
          <table:covered-table-cell/>
          <table:covered-table-cell/>
          <table:covered-table-cell/>
          <table:covered-table-cell/>
          <table:covered-table-cell/>
        </table:table-row>
        <table:table-row>
          <table:table-cell table:style-name="Tabelle1.A2" office:value-type="string">
            <text:p text:style-name="P6">Name</text:p>
          </table:table-cell>
          <table:table-cell table:style-name="Tabelle1.A2" office:value-type="string">
            <text:p text:style-name="P6">Number of samples</text:p>
          </table:table-cell>
          <table:table-cell table:style-name="Tabelle1.A2" office:value-type="string">
            <text:p text:style-name="P6">Number of features</text:p>
          </table:table-cell>
          <table:table-cell table:style-name="Tabelle1.A2" office:value-type="string">
            <text:p text:style-name="P6">Data types of features</text:p>
          </table:table-cell>
          <table:table-cell table:style-name="Tabelle1.A2" office:value-type="string">
            <text:p text:style-name="P6">Number of target classes</text:p>
          </table:table-cell>
          <table:table-cell table:style-name="Tabelle1.F2" office:value-type="string">
            <text:p text:style-name="P6">Presence of missing values</text:p>
          </table:table-cell>
        </table:table-row>
        <table:table-row>
          <table:table-cell table:style-name="Tabelle1.A2" office:value-type="string">
            <text:p text:style-name="P7">Drugs Dataset</text:p>
          </table:table-cell>
          <table:table-cell table:style-name="Tabelle1.A2" office:value-type="string">
            <text:p text:style-name="P7">1.885</text:p>
          </table:table-cell>
          <table:table-cell table:style-name="Tabelle1.A2" office:value-type="string">
            <text:p text:style-name="P7">12</text:p>
          </table:table-cell>
          <table:table-cell table:style-name="Tabelle1.A2" office:value-type="string">
            <text:p text:style-name="P7">Categorical and numeric<text:span text:style-name="T16">al</text:span></text:p>
          </table:table-cell>
          <table:table-cell table:style-name="Tabelle1.A2" office:value-type="string">
            <text:p text:style-name="P7">7</text:p>
          </table:table-cell>
          <table:table-cell table:style-name="Tabelle1.F2" office:value-type="string">
            <text:p text:style-name="P7">None</text:p>
          </table:table-cell>
        </table:table-row>
        <table:table-row>
          <table:table-cell table:style-name="Tabelle1.A2" office:value-type="string">
            <text:p text:style-name="P7">Kick <text:span text:style-name="T15">Dataset</text:span></text:p>
          </table:table-cell>
          <table:table-cell table:style-name="Tabelle1.A2" office:value-type="string">
            <text:p text:style-name="P7">72.983</text:p>
          </table:table-cell>
          <table:table-cell table:style-name="Tabelle1.A2" office:value-type="string">
            <text:p text:style-name="P7">33</text:p>
          </table:table-cell>
          <table:table-cell table:style-name="Tabelle1.A2" office:value-type="string">
            <text:p text:style-name="P7">Categorical, numeric<text:span text:style-name="T16">al</text:span> and date</text:p>
          </table:table-cell>
          <table:table-cell table:style-name="Tabelle1.A2" office:value-type="string">
            <text:p text:style-name="P7">2</text:p>
          </table:table-cell>
          <table:table-cell table:style-name="Tabelle1.F2" office:value-type="string">
            <text:p text:style-name="P7">149.271 present in 20 features</text:p>
          </table:table-cell>
        </table:table-row>
        <table:table-row>
          <table:table-cell table:style-name="Tabelle1.A2" office:value-type="string">
            <text:p text:style-name="P8"><text:span text:style-name="T16">Cancer</text:span> Dataset</text:p>
          </table:table-cell>
          <table:table-cell table:style-name="Tabelle1.A2" office:value-type="string">
            <text:p text:style-name="P9">285</text:p>
          </table:table-cell>
          <table:table-cell table:style-name="Tabelle1.A2" office:value-type="string">
            <text:p text:style-name="P9">30</text:p>
          </table:table-cell>
          <table:table-cell table:style-name="Tabelle1.A2" office:value-type="string">
            <text:p text:style-name="P9">Numerical</text:p>
          </table:table-cell>
          <table:table-cell table:style-name="Tabelle1.A2" office:value-type="string">
            <text:p text:style-name="P9">2</text:p>
          </table:table-cell>
          <table:table-cell table:style-name="Tabelle1.F2" office:value-type="string">
            <text:p text:style-name="P9">None</text:p>
          </table:table-cell>
        </table:table-row>
        <table:table-row>
          <table:table-cell table:style-name="Tabelle1.A2" office:value-type="string">
            <text:p text:style-name="P9">Amazon Dataset</text:p>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A2" office:value-type="string">
            <text:p text:style-name="P5"/>
          </table:table-cell>
          <table:table-cell table:style-name="Tabelle1.F2" office:value-type="string">
            <text:p text:style-name="P5"/>
          </table:table-cell>
        </table:table-row>
      </table:table>
      <text:list xml:id="list173442996090256" text:continue-numbering="true" text:style-name="L1">
        <text:list-header>
          <text:p text:style-name="P14"/>
        </text:list-header>
      </text:list>
      <text:p text:style-name="P3"/>
      <text:list xml:id="list173441733183492" text:continue-numbering="true" text:style-name="L1">
        <text:list-item>
          <text:p text:style-name="P15">Classifiers and <text:span text:style-name="T27">Performance Measurements</text:span></text:p>
          <text:p text:style-name="P15"/>
          <text:p text:style-name="P21">The three classifiers were primarily assessed by accuracy <text:span text:style-name="T19">and its standard deviation. On top of that </text:span>precision and recall were considered. <text:span text:style-name="T18">These metrics were calculated after performing a 10-fold cross validation. Another important performance measurement was the time it took to fit the model and to perform predictions. Why these classifiers and performance measurements were choosen is stated below.</text:span></text:p>
          <text:p text:style-name="P16"/>
          <text:list>
            <text:list-item>
              <text:p text:style-name="P17">Classifiers</text:p>
              <text:p text:style-name="P18">As mentioned above <text:span text:style-name="T2">Naive Byes, K-Nearest-Neighbours and Random Forest were investigated. The decision to analyse these algorithms is based on different aspects. One of the main reasons is their difference in their underlying algorithmic method. Naive Bayse is a so called pobabilistic model and is based on Bayes’ theorem. Conditional probabilities are calculated behind the scences on which predictions are based. K-Nearest-Neighbours on the other hand does not even fit a model but looks for similar observations in the dataset and predicts according to the k most similar observations. Once the neighbours are found majority voting decides about the prediction. Random Forest is based on decision trees where a specific set of decision rules decide on the prediciton. A certain number of decision trees is calculated where they do not include all features but a random subsample. Prediction is again determined by majority voting of all single decision tree predictions.</text:span></text:p>
              <text:p text:style-name="P19">Another reason why these classifiers were chosen is the fact that these are very well known algorithms <text:span text:style-name="T17">and their fundamental ideas are also influencing other techniques. Also the question appears if very simple algorithms like Naive Bayes and K-Nearest-Neigbours can compete with more modern and sophisticated appraoches like Random Forest. On top of that these algorithms can be adapted by a number of parameters.</text:span></text:p>
              <text:p text:style-name="P26"/>
            </text:list-item>
            <text:list-item>
              <text:p text:style-name="P27">Parameter Settings</text:p>
              <text:p text:style-name="P28">K-Nearest-Neighbours can obviously vary in its numbers of neighbours.</text:p>
              <text:p text:style-name="P19"/>
            </text:list-item>
            <text:list-item>
              <text:p text:style-name="P20">Per<text:span text:style-name="T20">formance measurements</text:span></text:p>
              <text:p text:style-name="P22">The most important metric obviously is accuracy. It measures the ratio of correct predictions <text:span text:style-name="T21">to </text:span>the total number of predictions <text:span text:style-name="T22">made, hence the higher the better. This can be considered as the overall performance of the model and is therefore obligatory to </text:span><text:soft-page-break/><text:span text:style-name="T22">consider. Still accuracy can be missleading if the frequency for each class in the target variable is inequally distributed. Therefore accuracy needs to be treated with caution.</text:span></text:p>
              <text:p text:style-name="P22"><text:span text:style-name="T22">To see if accuracy is stable standard deviation is needed especially to compare results. This mesure gives an insight on how likely it is to achieve such an accuracy again. Here a low standard deviation is better as this means that the result is reliable.</text:span></text:p>
              <text:p text:style-name="P23">To get a deeper insight into the model<text:span text:style-name="T24">s’</text:span> prediction <text:span text:style-name="T24">behavior</text:span> recall and precision is considered <text:span text:style-name="T23">as well. Recall indicates how many percents of one specific class was predicted correctly. This can be interpreted as conditional probability of the prediction beeing true if the class is actually true. Recall gives an insight on how well the model performs on one specific class and helps to counter the missleading aspect of the accuracy described above. Precision measures how many percents of predictions of one specific class were actually correct. Again this can be interpreted as conditional probability of the class actually beeing true if the prediction for the class was true. In combination these performance measurements can be very powerful if interpreted correctly. All metrics were calculated by averaging them after a 10-fold corss validation. This is one of the most common and sufficient ways to validate predictive machine learning models. Last runtimes are considered as well to assess the different classifiers.</text:span></text:p>
              <text:p text:style-name="P23"/>
            </text:list-item>
          </text:list>
        </text:list-item>
        <text:list-item>
          <text:p text:style-name="P24">Classifications</text:p>
          <text:p text:style-name="P24"/>
          <text:p text:style-name="P25">All four algorithms were used to predict the same scenarios. <text:span text:style-name="T25">For the drugs dataset predictions were done on the frequency of cannabis use. The target variable has seven different values like “Never Used”, “Used in Last Year” and “Used Last Day”. Features are either psychological metrics or demographical attributes. Regarding cancer dataset predictions were done on wether a recurrence event occurred after a breast cancer disease. Different cancer attributes are taken into account. The kick dataset is used to figure out if a used car bought at an action can be sold to customers or not. Features are different attributes of the car like age, model and producer.</text:span></text:p>
          <text:p text:style-name="P30">Similar description for Amazon data set. And additional information on kick (which features <text:span text:style-name="T26">will be used?). Aleks said she wont use all features.</text:span></text:p>
          <text:p text:style-name="P31"/>
          <text:list>
            <text:list-item>
              <text:p text:style-name="P32">Parameter</text:p>
              <text:p text:style-name="P31"/>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6T11:39:18.564803564</meta:creation-date>
    <dc:date>2019-04-26T17:21:25.950996351</dc:date>
    <meta:editing-duration>PT3H13M34S</meta:editing-duration>
    <meta:editing-cycles>165</meta:editing-cycles>
    <meta:generator>LibreOffice/6.0.6.2$Linux_X86_64 LibreOffice_project/00m0$Build-2</meta:generator>
    <meta:document-statistic meta:table-count="1" meta:image-count="0" meta:object-count="0" meta:page-count="3" meta:paragraph-count="56" meta:word-count="1235" meta:character-count="7937" meta:non-whitespace-character-count="6769"/>
  </office:meta>
</office:document-meta>
</file>